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14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40">
      <style:table-cell-properties fo:background-color="#00ccff" style:cell-protect="none" style:print-content="true"/>
    </style:style>
    <style:style style:name="ce6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8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6"/>
        <table:table-column table:style-name="co3" table:default-cell-style-name="ce4"/>
        <table:table-column table:style-name="co4" table:number-columns-repeated="1018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ce4"/>
          <table:table-cell table:number-columns-repeated="2"/>
          <table:table-cell office:value-type="string" calcext:value-type="string">
            <text:p>Nummer: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exander</text:p>
          </table:table-cell>
          <table:table-cell table:style-name="ce5" office:value-type="string" calcext:value-type="string">
            <text:p>Jens</text:p>
          </table:table-cell>
          <table:table-cell table:style-name="ce5" office:value-type="string" calcext:value-type="string">
            <text:p>Manu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6-10-17" calcext:value-type="date">
            <text:p>Montag, 2016-10-17</text:p>
          </table:table-cell>
          <table:table-cell table:number-columns-repeated="3" table:style-name="ce7" office:value-type="time" office:time-value="PT01H30M00S" calcext:value-type="time">
            <text:p>01:30</text:p>
          </table:table-cell>
          <table:table-cell/>
          <table:table-cell office:value-type="string" calcext:value-type="string">
            <text:p>Kick-off</text:p>
          </table:table-cell>
          <table:table-cell table:number-columns-repeated="1018"/>
        </table:table-row>
        <table:table-row table:style-name="ro2">
          <table:table-cell office:value-type="date" office:date-value="2016-10-18" calcext:value-type="date">
            <text:p>Dienstag, 2016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9" calcext:value-type="date">
            <text:p>Mittwoch, 2016-10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0" calcext:value-type="date">
            <text:p>Donnerstag, 2016-10-20</text:p>
          </table:table-cell>
          <table:table-cell table:number-columns-repeated="3" table:style-name="ce7" office:value-type="time" office:time-value="PT03H15M00S" calcext:value-type="time">
            <text:p>03:15</text:p>
          </table:table-cell>
          <table:table-cell/>
          <table:table-cell office:value-type="string" calcext:value-type="string">
            <text:p>Kundenbefragung, GitWorkshop</text:p>
          </table:table-cell>
          <table:table-cell table:number-columns-repeated="1018"/>
        </table:table-row>
        <table:table-row table:style-name="ro2">
          <table:table-cell office:value-type="date" office:date-value="2016-10-21" calcext:value-type="date">
            <text:p>Freitag, 2016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2" calcext:value-type="date">
            <text:p>Samstag, 2016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3" calcext:value-type="date">
            <text:p>Sonntag, 2016-10-23</text:p>
          </table:table-cell>
          <table:table-cell table:style-name="ce7"/>
          <table:table-cell table:style-name="ce7" office:value-type="time" office:time-value="PT00H30M00S" calcext:value-type="time">
            <text:p>00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0-24" calcext:value-type="date">
            <text:p>Montag, 2016-10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5" calcext:value-type="date">
            <text:p>Dienstag, 2016-10-25</text:p>
          </table:table-cell>
          <table:table-cell table:style-name="ce7" office:value-type="time" office:time-value="PT01H45M00S" calcext:value-type="time">
            <text:p>01:45</text:p>
          </table:table-cell>
          <table:table-cell table:number-columns-repeated="2" table:style-name="ce7" office:value-type="time" office:time-value="PT01H00M00S" calcext:value-type="time">
            <text:p>01:00</text:p>
          </table:table-cell>
          <table:table-cell/>
          <table:table-cell office:value-type="string" calcext:value-type="string">
            <text:p>Vorbereitung Meilenstein1: ProductBacklog, Zeitabrechung</text:p>
          </table:table-cell>
          <table:table-cell table:number-columns-repeated="1018"/>
        </table:table-row>
        <table:table-row table:style-name="ro2">
          <table:table-cell office:value-type="date" office:date-value="2016-10-26" calcext:value-type="date">
            <text:p>Mittwoch, 2016-10-26</text:p>
          </table:table-cell>
          <table:table-cell table:style-name="ce7"/>
          <table:table-cell table:number-columns-repeated="2" table:style-name="ce7" office:value-type="time" office:time-value="PT01H00M00S" calcext:value-type="time">
            <text:p>01:00</text:p>
          </table:table-cell>
          <table:table-cell/>
          <table:table-cell office:value-type="string" calcext:value-type="string">
            <text:p>Vorbereitung Meilenstein1: ProductBacklog, Definition of Done</text:p>
          </table:table-cell>
          <table:table-cell table:number-columns-repeated="1018"/>
        </table:table-row>
        <table:table-row table:style-name="ro2">
          <table:table-cell office:value-type="date" office:date-value="2016-10-27" calcext:value-type="date">
            <text:p>Donnerstag, 2016-10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8" calcext:value-type="date">
            <text:p>Freitag, 2016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9" calcext:value-type="date">
            <text:p>Samstag, 2016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30" calcext:value-type="date">
            <text:p>Sonntag, 2016-10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31" calcext:value-type="date">
            <text:p>Montag, 2016-10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1" calcext:value-type="date">
            <text:p>Dienstag, 2016-11-01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/>
          <table:table-cell office:value-type="string" calcext:value-type="string">
            <text:p>Vorbereitung Review</text:p>
          </table:table-cell>
          <table:table-cell table:number-columns-repeated="1018"/>
        </table:table-row>
        <table:table-row table:style-name="ro2">
          <table:table-cell office:value-type="date" office:date-value="2016-11-02" calcext:value-type="date">
            <text:p>Mittwoch, 2016-11-02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table:number-columns-repeated="2"/>
          <table:table-cell/>
          <table:table-cell office:value-type="string" calcext:value-type="string">
            <text:p>Review</text:p>
          </table:table-cell>
          <table:table-cell table:number-columns-repeated="1018"/>
        </table:table-row>
        <table:table-row table:style-name="ro2">
          <table:table-cell office:value-type="date" office:date-value="2016-11-03" calcext:value-type="date">
            <text:p>Donnerstag, 2016-11-03</text:p>
          </table:table-cell>
          <table:table-cell table:style-name="ce7" table:number-columns-repeated="2"/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6-11-04" calcext:value-type="date">
            <text:p>Freitag, 2016-11-04</text:p>
          </table:table-cell>
          <table:table-cell table:style-name="ce7" table:number-columns-repeated="2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6-11-05" calcext:value-type="date">
            <text:p>Samstag, 2016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6" calcext:value-type="date">
            <text:p>Sonntag, 2016-11-0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office:value-type="time" office:time-value="PT00H40M00S" calcext:value-type="time">
            <text:p>00:40</text:p>
          </table:table-cell>
          <table:table-cell table:style-name="ce7" office:value-type="time" office:time-value="PT00H20M00S" calcext:value-type="time">
            <text:p>00:20</text:p>
          </table:table-cell>
          <table:table-cell/>
          <table:table-cell office:value-type="string" calcext:value-type="string">
            <text:p>Vorbereitung Review</text:p>
          </table:table-cell>
          <table:table-cell table:number-columns-repeated="1018"/>
        </table:table-row>
        <table:table-row table:style-name="ro2">
          <table:table-cell office:value-type="date" office:date-value="2016-11-07" calcext:value-type="date">
            <text:p>Montag, 2016-11-07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0H25M00S" calcext:value-type="time">
            <text:p>00:25</text:p>
          </table:table-cell>
          <table:table-cell/>
          <table:table-cell office:value-type="string" calcext:value-type="string">
            <text:p>Review</text:p>
          </table:table-cell>
          <table:table-cell table:number-columns-repeated="1018"/>
        </table:table-row>
        <table:table-row table:style-name="ro2">
          <table:table-cell office:value-type="date" office:date-value="2016-11-08" calcext:value-type="date">
            <text:p>Dienstag, 2016-11-08</text:p>
          </table:table-cell>
          <table:table-cell table:style-name="ce7"/>
          <table:table-cell table:style-name="ce7" office:value-type="time" office:time-value="PT01H30M00S" calcext:value-type="time">
            <text:p>01:30</text:p>
          </table:table-cell>
          <table:table-cell table:style-name="ce7"/>
          <table:table-cell/>
          <table:table-cell office:value-type="string" calcext:value-type="string">
            <text:p>Verbesserung Product Backlog</text:p>
          </table:table-cell>
          <table:table-cell table:number-columns-repeated="1018"/>
        </table:table-row>
        <table:table-row table:style-name="ro2">
          <table:table-cell office:value-type="date" office:date-value="2016-11-09" calcext:value-type="date">
            <text:p>Mittwoch, 2016-11-09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table:number-columns-repeated="2"/>
          <table:table-cell/>
          <table:table-cell office:value-type="string" calcext:value-type="string">
            <text:p>Entwurfskizzen und Beschreibung</text:p>
          </table:table-cell>
          <table:table-cell table:number-columns-repeated="1018"/>
        </table:table-row>
        <table:table-row table:style-name="ro2">
          <table:table-cell office:value-type="date" office:date-value="2016-11-10" calcext:value-type="date">
            <text:p>Donnerstag, 2016-11-1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/>
          <table:table-cell office:value-type="string" calcext:value-type="string">
            <text:p>Team Meeting für Beenden des Entwurfs</text:p>
          </table:table-cell>
          <table:table-cell table:number-columns-repeated="1018"/>
        </table:table-row>
        <table:table-row table:style-name="ro2">
          <table:table-cell office:value-type="date" office:date-value="2016-11-11" calcext:value-type="date">
            <text:p>Freitag, 2016-11-11</text:p>
          </table:table-cell>
          <table:table-cell table:style-name="ce7" table:number-columns-repeated="2"/>
          <table:table-cell table:style-name="ce7" office:value-type="time" office:time-value="PT00H30M00S" calcext:value-type="time">
            <text:p>00:30</text:p>
          </table:table-cell>
          <table:table-cell/>
          <table:table-cell office:value-type="string" calcext:value-type="string">
            <text:p>Fertigstellung des Entwurfs</text:p>
          </table:table-cell>
          <table:table-cell table:number-columns-repeated="1018"/>
        </table:table-row>
        <table:table-row table:style-name="ro2">
          <table:table-cell office:value-type="date" office:date-value="2016-11-12" calcext:value-type="date">
            <text:p>Samstag, 2016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3" calcext:value-type="date">
            <text:p>Sonntag, 2016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4" calcext:value-type="date">
            <text:p>Montag, 2016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5" calcext:value-type="date">
            <text:p>Dienstag, 2016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6" calcext:value-type="date">
            <text:p>Mittwoch, 2016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7" calcext:value-type="date">
            <text:p>Donnerstag, 2016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8" calcext:value-type="date">
            <text:p>Freitag, 2016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9" calcext:value-type="date">
            <text:p>Samstag, 2016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0" calcext:value-type="date">
            <text:p>Sonntag, 2016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1" calcext:value-type="date">
            <text:p>Montag, 2016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2" calcext:value-type="date">
            <text:p>Dienstag, 2016-11-22</text:p>
          </table:table-cell>
          <table:table-cell table:style-name="ce7"/>
          <table:table-cell table:number-columns-repeated="2" table:style-name="ce7" office:value-type="time" office:time-value="PT02H00M00S" calcext:value-type="time">
            <text:p>02:00</text:p>
          </table:table-cell>
          <table:table-cell/>
          <table:table-cell office:value-type="string" calcext:value-type="string">
            <text:p>Dokumente</text:p>
          </table:table-cell>
          <table:table-cell table:number-columns-repeated="1018"/>
        </table:table-row>
        <table:table-row table:style-name="ro2">
          <table:table-cell office:value-type="date" office:date-value="2016-11-23" calcext:value-type="date">
            <text:p>Mittwoch, 2016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4" calcext:value-type="date">
            <text:p>Donnerstag, 2016-11-24</text:p>
          </table:table-cell>
          <table:table-cell table:style-name="ce7"/>
          <table:table-cell table:number-columns-repeated="2" table:style-name="ce7" office:value-type="time" office:time-value="PT02H00M00S" calcext:value-type="time">
            <text:p>02:00</text:p>
          </table:table-cell>
          <table:table-cell/>
          <table:table-cell office:value-type="string" calcext:value-type="string">
            <text:p>Dokumente</text:p>
          </table:table-cell>
          <table:table-cell table:number-columns-repeated="1018"/>
        </table:table-row>
        <table:table-row table:style-name="ro2">
          <table:table-cell office:value-type="date" office:date-value="2016-11-25" calcext:value-type="date">
            <text:p>Freitag, 2016-11-25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/>
          <table:table-cell office:value-type="string" calcext:value-type="string">
            <text:p>App Development/Implementierung Critical Features</text:p>
          </table:table-cell>
          <table:table-cell table:number-columns-repeated="1018"/>
        </table:table-row>
        <table:table-row table:style-name="ro2">
          <table:table-cell office:value-type="date" office:date-value="2016-11-26" calcext:value-type="date">
            <text:p>Samstag, 2016-11-26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2" table:style-name="ce7" office:value-type="time" office:time-value="PT01H00M00S" calcext:value-type="time">
            <text:p>01:00</text:p>
          </table:table-cell>
          <table:table-cell/>
          <table:table-cell office:value-type="string" calcext:value-type="string">
            <text:p>App Development/Implementierung Critical Features</text:p>
          </table:table-cell>
          <table:table-cell table:number-columns-repeated="1018"/>
        </table:table-row>
        <table:table-row table:style-name="ro2">
          <table:table-cell office:value-type="date" office:date-value="2016-11-27" calcext:value-type="date">
            <text:p>Sonntag, 2016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8" calcext:value-type="date">
            <text:p>Montag, 2016-11-28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table:number-columns-repeated="2"/>
          <table:table-cell/>
          <table:table-cell office:value-type="string" calcext:value-type="string">
            <text:p>App Development/Implementierung Critical Features</text:p>
          </table:table-cell>
          <table:table-cell table:number-columns-repeated="1018"/>
        </table:table-row>
        <table:table-row table:style-name="ro2">
          <table:table-cell office:value-type="date" office:date-value="2016-11-29" calcext:value-type="date">
            <text:p>Dienstag, 2016-11-29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2" table:style-name="ce7" office:value-type="time" office:time-value="PT01H00M00S" calcext:value-type="time">
            <text:p>01:00</text:p>
          </table:table-cell>
          <table:table-cell/>
          <table:table-cell office:value-type="string" calcext:value-type="string">
            <text:p>App Development/Implementierung Critical Features</text:p>
          </table:table-cell>
          <table:table-cell table:number-columns-repeated="1018"/>
        </table:table-row>
        <table:table-row table:style-name="ro2">
          <table:table-cell office:value-type="date" office:date-value="2016-11-30" calcext:value-type="date">
            <text:p>Mittwoch, 2016-11-3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table:number-columns-repeated="2"/>
          <table:table-cell/>
          <table:table-cell office:value-type="string" calcext:value-type="string">
            <text:p>App Development/Implementierung Critical Features</text:p>
          </table:table-cell>
          <table:table-cell table:number-columns-repeated="1018"/>
        </table:table-row>
        <table:table-row table:style-name="ro3">
          <table:table-cell office:value-type="date" office:date-value="2016-12-01" calcext:value-type="date">
            <text:p>Donnerstag, 2016-12-01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1H00M00S" calcext:value-type="time">
            <text:p>01:00</text:p>
          </table:table-cell>
          <table:table-cell/>
          <table:table-cell office:value-type="string" calcext:value-type="string">
            <text:p>App Development/Implementierung Critical Features</text:p>
          </table:table-cell>
          <table:table-cell table:number-columns-repeated="4"/>
          <table:table-cell office:value-type="string" calcext:value-type="string">
            <text:p>Tests</text:p>
          </table:table-cell>
          <table:table-cell table:number-columns-repeated="1013"/>
        </table:table-row>
        <table:table-row table:style-name="ro2">
          <table:table-cell office:value-type="date" office:date-value="2016-12-02" calcext:value-type="date">
            <text:p>Freitag, 2016-12-02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/>
          <table:table-cell office:value-type="string" calcext:value-type="string">
            <text:p>App Development/Implementierung Critical Features</text:p>
          </table:table-cell>
          <table:table-cell table:number-columns-repeated="1018"/>
        </table:table-row>
        <table:table-row table:style-name="ro2">
          <table:table-cell office:value-type="date" office:date-value="2016-12-03" calcext:value-type="date">
            <text:p>Samstag, 2016-12-03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table:number-columns-repeated="2"/>
          <table:table-cell/>
          <table:table-cell office:value-type="string" calcext:value-type="string">
            <text:p>App Development/Fertigstellen Critical Features/Beginn Additional Features/Bugfixes</text:p>
          </table:table-cell>
          <table:table-cell table:number-columns-repeated="1018"/>
        </table:table-row>
        <table:table-row table:style-name="ro2">
          <table:table-cell office:value-type="date" office:date-value="2016-12-04" calcext:value-type="date">
            <text:p>Sonntag, 2016-1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05" calcext:value-type="date">
            <text:p>Montag, 2016-12-05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1H00M00S" calcext:value-type="time">
            <text:p>01:00</text:p>
          </table:table-cell>
          <table:table-cell/>
          <table:table-cell office:value-type="string" calcext:value-type="string">
            <text:p>App Development/Fertigstellen Critical Features/Beginn Additional Features/Bugfixes</text:p>
          </table:table-cell>
          <table:table-cell table:number-columns-repeated="1018"/>
        </table:table-row>
        <table:table-row table:style-name="ro2">
          <table:table-cell office:value-type="date" office:date-value="2016-12-06" calcext:value-type="date">
            <text:p>Dienstag, 2016-12-06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2" table:style-name="ce7" office:value-type="time" office:time-value="PT01H00M00S" calcext:value-type="time">
            <text:p>01:00</text:p>
          </table:table-cell>
          <table:table-cell/>
          <table:table-cell office:value-type="string" calcext:value-type="string">
            <text:p>App Development/Beginn Additional Features/Bugfixes</text:p>
          </table:table-cell>
          <table:table-cell table:number-columns-repeated="1018"/>
        </table:table-row>
        <table:table-row table:style-name="ro2">
          <table:table-cell office:value-type="date" office:date-value="2016-12-07" calcext:value-type="date">
            <text:p>Mittwoch, 2016-12-07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2" table:style-name="ce7" office:value-type="time" office:time-value="PT02H00M00S" calcext:value-type="time">
            <text:p>02:00</text:p>
          </table:table-cell>
          <table:table-cell/>
          <table:table-cell office:value-type="string" calcext:value-type="string">
            <text:p>App Development/Beginn Additional Features/Bugfixes</text:p>
          </table:table-cell>
          <table:table-cell table:number-columns-repeated="1018"/>
        </table:table-row>
        <table:table-row table:style-name="ro2">
          <table:table-cell office:value-type="date" office:date-value="2016-12-08" calcext:value-type="date">
            <text:p>Donnerstag, 2016-12-08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/>
          <table:table-cell office:value-type="string" calcext:value-type="string">
            <text:p>App Development/Beginn Additional Features/Bugfixes</text:p>
          </table:table-cell>
          <table:table-cell table:number-columns-repeated="1018"/>
        </table:table-row>
        <table:table-row table:style-name="ro2">
          <table:table-cell office:value-type="date" office:date-value="2016-12-09" calcext:value-type="date">
            <text:p>Freitag, 2016-12-09</text:p>
          </table:table-cell>
          <table:table-cell table:style-name="ce7"/>
          <table:table-cell table:number-columns-repeated="2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2-10" calcext:value-type="date">
            <text:p>Samstag, 2016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1" calcext:value-type="date">
            <text:p>Sonntag, 2016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2" calcext:value-type="date">
            <text:p>Montag, 2016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3" calcext:value-type="date">
            <text:p>Dienstag, 2016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4" calcext:value-type="date">
            <text:p>Mittwoch, 2016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5" calcext:value-type="date">
            <text:p>Donnerstag, 2016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6" calcext:value-type="date">
            <text:p>Freitag, 2016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7" calcext:value-type="date">
            <text:p>Samstag, 2016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8" calcext:value-type="date">
            <text:p>Sonntag, 2016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9" calcext:value-type="date">
            <text:p>Montag, 2016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0" calcext:value-type="date">
            <text:p>Dienstag, 2016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1" calcext:value-type="date">
            <text:p>Mittwoch, 2016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2" calcext:value-type="date">
            <text:p>Donnerstag, 2016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3" calcext:value-type="date">
            <text:p>Freitag, 2016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4" calcext:value-type="date">
            <text:p>Samstag, 2016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5" calcext:value-type="date">
            <text:p>Sonntag, 2016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6" calcext:value-type="date">
            <text:p>Montag, 2016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7" calcext:value-type="date">
            <text:p>Dienstag, 2016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8" calcext:value-type="date">
            <text:p>Mittwoch, 2016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9" calcext:value-type="date">
            <text:p>Donnerstag, 2016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30" calcext:value-type="date">
            <text:p>Freitag, 2016-12-3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2-31" calcext:value-type="date">
            <text:p>Samstag, 2016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1" calcext:value-type="date">
            <text:p>Sonntag, 2017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2" calcext:value-type="date">
            <text:p>Montag, 2017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3" calcext:value-type="date">
            <text:p>Dienstag, 2017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4" calcext:value-type="date">
            <text:p>Mittwoch, 2017-01-04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05" calcext:value-type="date">
            <text:p>Donnerstag, 2017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6" calcext:value-type="date">
            <text:p>Freitag, 2017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7" calcext:value-type="date">
            <text:p>Samstag, 2017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8" calcext:value-type="date">
            <text:p>Sonntag, 2017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9" calcext:value-type="date">
            <text:p>Montag, 2017-01-09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01-10" calcext:value-type="date">
            <text:p>Dienstag, 2017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11" calcext:value-type="date">
            <text:p>Mittwoch, 2017-01-11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01-12" calcext:value-type="date">
            <text:p>Donnerstag, 2017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13" calcext:value-type="date">
            <text:p>Freitag, 2017-01-13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01-14" calcext:value-type="date">
            <text:p>Samstag, 2017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15" calcext:value-type="date">
            <text:p>Sonntag, 2017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16" calcext:value-type="date">
            <text:p>Montag, 2017-01-16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01-17" calcext:value-type="date">
            <text:p>Dienstag, 2017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18" calcext:value-type="date">
            <text:p>Mittwoch, 2017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19" calcext:value-type="date">
            <text:p>Donnerstag, 2017-01-19</text:p>
          </table:table-cell>
          <table:table-cell table:number-columns-repeated="3"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7-01-20" calcext:value-type="date">
            <text:p>Freitag, 2017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1" calcext:value-type="date">
            <text:p>Samstag, 2017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2" calcext:value-type="date">
            <text:p>Sonntag, 2017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3" calcext:value-type="date">
            <text:p>Montag, 2017-01-23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24" calcext:value-type="date">
            <text:p>Dienstag, 2017-01-24</text:p>
          </table:table-cell>
          <table:table-cell table:number-columns-repeated="3"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7-01-25" calcext:value-type="date">
            <text:p>Mittwoch, 2017-01-25</text:p>
          </table:table-cell>
          <table:table-cell table:number-columns-repeated="3" table:style-name="ce7" office:value-type="time" office:time-value="PT12H00M00S" calcext:value-type="time">
            <text:p>12:00</text:p>
          </table:table-cell>
          <table:table-cell table:number-columns-repeated="1020"/>
        </table:table-row>
        <table:table-row table:style-name="ro2">
          <table:table-cell office:value-type="date" office:date-value="2017-01-26" calcext:value-type="date">
            <text:p>Donnerstag, 2017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7" calcext:value-type="date">
            <text:p>Freitag, 2017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8" calcext:value-type="date">
            <text:p>Samstag, 2017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9" calcext:value-type="date">
            <text:p>Sonntag, 2017-01-29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01-30" calcext:value-type="date">
            <text:p>Montag, 2017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31" calcext:value-type="date">
            <text:p>Dienstag, 2017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1" calcext:value-type="date">
            <text:p>Mittwoch, 2017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2" calcext:value-type="date">
            <text:p>Donnerstag, 2017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3" calcext:value-type="date">
            <text:p>Freitag, 2017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4" calcext:value-type="date">
            <text:p>Samstag, 2017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5" calcext:value-type="date">
            <text:p>Sonntag, 2017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6" calcext:value-type="date">
            <text:p>Montag, 2017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7" calcext:value-type="date">
            <text:p>Dienstag, 2017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8" calcext:value-type="date">
            <text:p>Mittwoch, 2017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9" calcext:value-type="date">
            <text:p>Donnerstag, 2017-0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10" calcext:value-type="date">
            <text:p>Freitag, 2017-02-10</text:p>
          </table:table-cell>
          <table:table-cell table:style-name="ce7" table:number-columns-repeated="3"/>
          <table:table-cell table:number-columns-repeated="1020"/>
        </table:table-row>
        <table:table-row table:style-name="ro4">
          <table:table-cell/>
          <table:table-cell table:formula="of:=[.B2]" office:value-type="string" office:string-value="Alexander" calcext:value-type="string">
            <text:p>Alexander</text:p>
          </table:table-cell>
          <table:table-cell table:formula="of:=[.C2]" office:value-type="string" office:string-value="Jens" calcext:value-type="string">
            <text:p>Jens</text:p>
          </table:table-cell>
          <table:table-cell table:formula="of:=[.D2]" office:value-type="string" office:string-value="Manuel" calcext:value-type="string">
            <text:p>Manuel</text:p>
          </table:table-cell>
          <table:table-cell/>
          <table:table-cell table:style-name="ce10" office:value-type="string" calcext:value-type="string">
            <text:p>Gesamt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Summe</text:p>
          </table:table-cell>
          <table:table-cell table:style-name="ce8" table:formula="of:=SUM([.B4:.B120])" office:value-type="time" office:time-value="PT96H30M00S" calcext:value-type="time">
            <text:p>96:30</text:p>
          </table:table-cell>
          <table:table-cell table:style-name="ce8" table:formula="of:=SUM([.C4:.C120])" office:value-type="time" office:time-value="PT72H25M00S" calcext:value-type="time">
            <text:p>72:25</text:p>
          </table:table-cell>
          <table:table-cell table:style-name="ce8" table:formula="of:=SUM([.D4:.D120])" office:value-type="time" office:time-value="PT69H30M00S" calcext:value-type="time">
            <text:p>69:30</text:p>
          </table:table-cell>
          <table:table-cell/>
          <table:table-cell table:style-name="ce11" table:formula="of:=SUM([.B122:.D122])" office:value-type="time" office:time-value="PT238H25M00S" calcext:value-type="time">
            <text:p>238:25</text:p>
          </table:table-cell>
          <table:table-cell table:number-columns-repeated="1018"/>
        </table:table-row>
        <table:table-row table:style-name="ro5" table:number-rows-repeated="10484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.00.0000</text:date>, <text:time style:data-style-name="N2" text:time-value="01:38:55.9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Kai Mindermann</meta:initial-creator>
    <meta:creation-date>2015-10-06T10:15:48Z</meta:creation-date>
    <dc:date>2017-01-30T01:39:28.007000000</dc:date>
    <meta:editing-cycles>14</meta:editing-cycles>
    <meta:editing-duration>PT2M56S</meta:editing-duration>
    <meta:document-statistic meta:table-count="1" meta:cell-count="251" meta:object-count="0"/>
  </office:meta>
</office:document-meta>
</file>